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r.createReceiver( QueueConnectionFactory factory , Queue receiveQueue , String principal , String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eiver.d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.ru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eceiver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.Receiver( QueueConnectionFactory factory , Queue receiveQueue , String principal , String credenti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ceiver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